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Andalus" svg:font-family="Andalus" style:font-pitch="variable"/>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fo:font-size="9pt" style:font-size-asian="9pt" style:font-name-complex="Courier New2" style:font-size-complex="9pt"/>
    </style:style>
    <style:style style:name="P2" style:family="paragraph" style:parent-style-name="Standard">
      <style:paragraph-properties fo:text-align="justify" style:justify-single-word="false"/>
      <style:text-properties style:font-name="Courier New" fo:language="en" fo:country="US" style:font-name-complex="Courier New2"/>
    </style:style>
    <style:style style:name="P3" style:family="paragraph" style:parent-style-name="Standard">
      <style:paragraph-properties fo:line-height="100%"/>
    </style:style>
    <style:style style:name="P4" style:family="paragraph" style:parent-style-name="Standard">
      <style:paragraph-properties fo:text-align="justify" style:justify-single-word="false"/>
    </style:style>
    <style:style style:name="P5" style:family="paragraph" style:parent-style-name="Standard">
      <style:paragraph-properties fo:margin-left="0cm" fo:margin-right="0cm" fo:line-height="100%" fo:text-indent="1.249cm" style:auto-text-indent="false"/>
    </style:style>
    <style:style style:name="P6" style:family="paragraph" style:parent-style-name="Standard">
      <style:paragraph-properties fo:margin-left="0cm" fo:margin-right="2.2cm" fo:text-align="justify" style:justify-single-word="false" fo:text-indent="0cm" style:auto-text-indent="false"/>
      <style:text-properties style:font-name="Courier New" fo:font-size="9pt" style:font-size-asian="9pt" style:font-name-complex="Courier New2" style:font-size-complex="9pt"/>
    </style:style>
    <style:style style:name="P7" style:family="paragraph" style:parent-style-name="Standard" style:master-page-name="Standard">
      <style:paragraph-properties style:page-number="auto"/>
    </style:style>
    <style:style style:name="P8" style:family="paragraph" style:parent-style-name="Standard">
      <style:paragraph-properties fo:margin-left="0cm" fo:margin-right="2.037cm" fo:text-indent="0cm" style:auto-text-indent="false"/>
    </style:style>
    <style:style style:name="P9" style:family="paragraph" style:parent-style-name="Standard">
      <style:paragraph-properties fo:margin-left="0cm" fo:margin-right="2.037cm" fo:line-height="100%" fo:text-align="justify" style:justify-single-word="false" fo:text-indent="0cm" style:auto-text-indent="false"/>
    </style:style>
    <style:style style:name="P10" style:family="paragraph" style:parent-style-name="Standard">
      <style:paragraph-properties fo:margin-left="0cm" fo:margin-right="2.037cm" fo:text-align="justify" style:justify-single-word="false" fo:text-indent="0cm" style:auto-text-indent="false"/>
    </style:style>
    <style:style style:name="P11" style:family="paragraph" style:parent-style-name="Standard">
      <style:paragraph-properties fo:margin-left="0cm" fo:margin-right="2.037cm" fo:margin-top="0cm" fo:margin-bottom="0.035cm" fo:text-indent="0cm" style:auto-text-indent="false"/>
    </style:style>
    <style:style style:name="P12" style:family="paragraph" style:parent-style-name="Standard">
      <style:paragraph-properties fo:margin-left="0cm" fo:margin-right="2.037cm" fo:margin-top="0cm" fo:margin-bottom="0.035cm" fo:line-height="100%" fo:text-align="justify" style:justify-single-word="false" fo:text-indent="0cm" style:auto-text-indent="false"/>
    </style:style>
    <style:style style:name="P13" style:family="paragraph" style:parent-style-name="Standard">
      <style:paragraph-properties fo:margin-left="0cm" fo:margin-right="2.037cm" fo:margin-top="0cm" fo:margin-bottom="0.035cm" fo:line-height="100%" fo:text-align="justify" style:justify-single-word="false" fo:text-indent="0cm" style:auto-text-indent="false"/>
      <style:text-properties style:font-name="Courier New" fo:font-size="9pt" fo:language="en" fo:country="US" style:font-size-asian="9pt" style:font-name-complex="Courier New2" style:font-size-complex="9pt"/>
    </style:style>
    <style:style style:name="P14" style:family="paragraph" style:parent-style-name="Standard">
      <style:paragraph-properties fo:margin-left="0cm" fo:margin-right="2.037cm" fo:margin-top="0cm" fo:margin-bottom="0.035cm" fo:text-indent="0cm" style:auto-text-indent="false"/>
      <style:text-properties style:font-name="Courier New" fo:font-size="9pt" style:font-size-asian="9pt" style:font-name-complex="Courier New2" style:font-size-complex="9pt"/>
    </style:style>
    <style:style style:name="P15" style:family="paragraph" style:parent-style-name="Standard">
      <style:paragraph-properties fo:margin-left="0cm" fo:margin-right="2.09cm" fo:text-align="justify" style:justify-single-word="false" fo:text-indent="0cm" style:auto-text-indent="false"/>
    </style:style>
    <style:style style:name="P16" style:family="paragraph" style:parent-style-name="Standard">
      <style:paragraph-properties fo:margin-left="0cm" fo:margin-right="2.09cm" fo:text-align="justify" style:justify-single-word="false" fo:text-indent="0cm" style:auto-text-indent="false"/>
      <style:text-properties style:font-name="Courier New" fo:font-size="9pt" style:font-size-asian="9pt" style:font-name-complex="Courier New2" style:font-size-complex="9pt"/>
    </style:style>
    <style:style style:name="P17" style:family="paragraph" style:parent-style-name="List_20_Paragraph">
      <style:paragraph-properties fo:text-align="justify" style:justify-single-word="false"/>
      <style:text-properties style:font-name="Courier New" fo:font-size="9pt" fo:language="en" fo:country="US" style:font-size-asian="9pt" style:font-name-complex="Courier New2" style:font-size-complex="9pt"/>
    </style:style>
    <style:style style:name="P18" style:family="paragraph" style:parent-style-name="List_20_Paragraph" style:list-style-name="L1">
      <style:paragraph-properties fo:margin-left="1.27cm" fo:margin-right="2.566cm" fo:line-height="100%" fo:text-align="start" style:justify-single-word="false" fo:text-indent="0cm" style:auto-text-indent="false"/>
      <style:text-properties style:font-name="Courier New1"/>
    </style:style>
    <style:style style:name="P19" style:family="paragraph" style:parent-style-name="Header" style:master-page-name="Converted1">
      <style:paragraph-properties style:page-number="auto"/>
    </style:style>
    <style:style style:name="T1" style:family="text">
      <style:text-properties style:font-name="Courier New" fo:font-size="22pt" style:font-size-asian="22pt" style:font-name-complex="Courier New2" style:font-size-complex="22pt"/>
    </style:style>
    <style:style style:name="T2" style:family="text">
      <style:text-properties style:font-name="Courier New" fo:font-size="12pt" style:font-size-asian="12pt" style:font-name-complex="Courier New2" style:font-size-complex="12pt"/>
    </style:style>
    <style:style style:name="T3" style:family="text">
      <style:text-properties style:font-name="Courier New" fo:font-size="12pt" style:text-underline-style="solid" style:text-underline-width="auto" style:text-underline-color="font-color" style:font-size-asian="12pt" style:font-name-complex="Courier New2" style:font-size-complex="12pt"/>
    </style:style>
    <style:style style:name="T4" style:family="text">
      <style:text-properties style:font-name="Courier New" fo:font-size="9pt" style:font-size-asian="9pt" style:font-name-complex="Courier New2" style:font-size-complex="9pt"/>
    </style:style>
    <style:style style:name="T5" style:family="text">
      <style:text-properties style:font-name="Courier New" fo:font-size="9pt" fo:font-weight="bold" style:font-size-asian="9pt" style:font-weight-asian="bold" style:font-name-complex="Courier New2" style:font-size-complex="9pt"/>
    </style:style>
    <style:style style:name="T6" style:family="text">
      <style:text-properties style:font-name="Courier New" fo:font-size="9pt" fo:font-weight="bold" style:font-size-asian="9pt" style:font-weight-asian="bold" style:font-name-complex="Courier New2" style:font-size-complex="9pt" style:font-weight-complex="bold"/>
    </style:style>
    <style:style style:name="T7" style:family="text">
      <style:text-properties style:font-name="Courier New" fo:font-size="9pt" fo:font-style="italic" style:font-size-asian="9pt" style:font-style-asian="italic" style:font-name-complex="Courier New2" style:font-size-complex="9pt"/>
    </style:style>
    <style:style style:name="T8" style:family="text">
      <style:text-properties style:font-name="Courier New" fo:font-size="9pt" fo:font-style="italic" style:font-size-asian="9pt" style:font-style-asian="italic" style:font-name-complex="Courier New2" style:font-size-complex="9pt" style:font-style-complex="italic"/>
    </style:style>
    <style:style style:name="T9" style:family="text">
      <style:text-properties style:font-name="Courier New" fo:font-size="9pt" fo:language="en" fo:country="US" style:font-size-asian="9pt" style:font-name-complex="Courier New2" style:font-size-complex="9pt"/>
    </style:style>
    <style:style style:name="T10" style:family="text">
      <style:text-properties style:font-name="Courier New" fo:font-size="8pt" fo:font-weight="bold" style:font-size-asian="8pt" style:font-weight-asian="bold" style:font-name-complex="Courier New2" style:font-size-complex="8pt"/>
    </style:style>
    <style:style style:name="T11" style:family="text">
      <style:text-properties fo:font-size="9pt" fo:font-weight="bold" style:font-size-asian="9pt" style:font-weight-asian="bold" style:font-name-complex="Courier New2" style:font-size-complex="9pt"/>
    </style:style>
    <style:style style:name="T12" style:family="text">
      <style:text-properties fo:font-size="9pt" fo:font-weight="bold" style:font-size-asian="9pt" style:font-weight-asian="bold" style:font-name-complex="Courier New2" style:font-size-complex="9pt" style:font-weight-complex="bold"/>
    </style:style>
    <style:style style:name="T13" style:family="text">
      <style:text-properties fo:font-size="9pt" fo:font-style="italic" style:font-size-asian="9pt" style:font-style-asian="italic" style:font-name-complex="Courier New2" style:font-size-complex="9pt" style:font-style-complex="italic"/>
    </style:style>
    <style:style style:name="T14" style:family="text">
      <style:text-properties fo:font-size="9pt" style:font-size-asian="9pt" style:font-name-complex="Courier New2" style:font-size-complex="9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xt:p>
      <text:p text:style-name="Standard"><text:span text:style-name="T1">TI Sudoku </text:span></text:p>
      <text:p text:style-name="Standard"><text:span text:style-name="T2">Referenz für Programmversion 0.8 (Release 1) </text:span></text:p>
      <text:p text:style-name="P1"/>
      <text:p text:style-name="P3"><text:span text:style-name="T3">Inhalt:</text:span></text:p>
      <text:p text:style-name="P3"><text:span text:style-name="T4">1. Installation und Deinstallation</text:span></text:p>
      <text:p text:style-name="P3"><text:span text:style-name="T4">2. Das Spiel</text:span></text:p>
      <text:p text:style-name="P5"><text:span text:style-name="T4">2.1 Das Hauptmenü</text:span></text:p>
      <text:p text:style-name="P3"><text:span text:style-name="T4"><text:tab/>2.2 Spielziel</text:span></text:p>
      <text:p text:style-name="P5"><text:span text:style-name="T4">2.3 Setzen einzelner Felder</text:span></text:p>
      <text:p text:style-name="P5"><text:span text:style-name="T4">2.4 Hilfsfunktionen</text:span></text:p>
      <text:p text:style-name="P3"><text:span text:style-name="T4">3. Fehlerbehebung</text:span></text:p>
      <text:p text:style-name="P3"><text:span text:style-name="T4"><text:tab/>3.1 Bekannte Bugs</text:span></text:p>
      <text:p text:style-name="P3"><text:span text:style-name="T4"><text:tab/>3.2 Speicherprobleme</text:span></text:p>
      <text:p text:style-name="P3"><text:span text:style-name="T4">4. Erweitert</text:span></text:p>
      <text:p text:style-name="P3"><text:span text:style-name="T4"><text:tab/>4.1 Einspeichern eigener Sudokus</text:span></text:p>
      <text:p text:style-name="P3"><text:span text:style-name="T4"><text:tab/>4.2 Weitergabe eigener Sudokus</text:span></text:p>
      <text:p text:style-name="P3"><text:span text:style-name="T4"><text:tab/>4.3 Kompatibilität verschiedener Programmversionen</text:span></text:p>
      <text:p text:style-name="P3"><text:span text:style-name="T4">5. Nutzungsbedingungen/Disclaimer</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8"><text:span text:style-name="T4">1 INSTALLATION UND DEINSTALLATION</text:span></text:p>
      <text:p text:style-name="P8"><text:span text:style-name="T5">Installation:</text:span><text:span text:style-name="T4"> Zur Ausführung des Spiels sind die folgenden Einzelprogramme erforderlich:</text:span></text:p>
      <text:p text:style-name="P8"><text:span text:style-name="T5">SUDOEXEC</text:span><text:span text:style-name="T4"> (Hauptprogramm)</text:span></text:p>
      <text:p text:style-name="P11"><text:span text:style-name="T5">SUDOHLPA</text:span><text:span text:style-name="T4"> (Spiellogik)</text:span></text:p>
      <text:p text:style-name="P11"><text:span text:style-name="T5">SUDOHLPB</text:span><text:span text:style-name="T4"> (Rendering 1)</text:span></text:p>
      <text:p text:style-name="P11"><text:span text:style-name="T5">SUDOHLPC</text:span><text:span text:style-name="T4"> (Rendering 2)</text:span></text:p>
      <text:p text:style-name="P11"><text:span text:style-name="T5">SUDOLOAD</text:span><text:span text:style-name="T4"> (Laden)</text:span></text:p>
      <text:p text:style-name="P11"><text:span text:style-name="T5">SUDOSAVE</text:span><text:span text:style-name="T4"> (Speichern)</text:span></text:p>
      <text:p text:style-name="P11"><text:span text:style-name="T5">SUDOSIGN</text:span><text:span text:style-name="T4"> (Prüfdatengenerator)</text:span></text:p>
      <text:p text:style-name="P11"><text:span text:style-name="T5">SUDOSALL</text:span><text:span text:style-name="T4"> (Datenbankverwaltung)</text:span></text:p>
      <text:p text:style-name="P11"><text:span text:style-name="T5">SUDOMIRX</text:span><text:span text:style-name="T4"> (Varianzgenerator 1)</text:span></text:p>
      <text:p text:style-name="P11"><text:span text:style-name="T5">SUDOMIRY</text:span><text:span text:style-name="T4"> (Varianzgenerator 2)</text:span></text:p>
      <text:p text:style-name="P11"><text:span text:style-name="T5">SUDOCHCK</text:span><text:span text:style-name="T4"> (Prüffunktion)</text:span></text:p>
      <text:p text:style-name="P14"/>
      <text:p text:style-name="P10"><text:span text:style-name="T4">Des Weiteren werden die Matrizen </text:span><text:span text:style-name="T5">*[E]</text:span><text:span text:style-name="T4">,</text:span><text:span text:style-name="T5">*[F]</text:span><text:span text:style-name="T4">,</text:span><text:span text:style-name="T5">*[G]</text:span><text:span text:style-name="T4"> benötigt. Alle 3 können im Flashspeicher des TI-84 abgelegt werden. Alles einfach von einem TI auf den anderen übertragen. Bei Fehlermeldungen oder sonstigen Katastrophen siehe 3. - Fehlerbehebung.</text:span></text:p>
      <text:p text:style-name="P10"><text:span text:style-name="T5">Deinstallation</text:span><text:span text:style-name="T4">: Alles oben Aufgeführte löschen, fertig. Eigene Spielstände verbleiben dabei, können durch Löschung von </text:span><text:span text:style-name="T5">*[H]</text:span><text:span text:style-name="T4"> aber ebenfalls entfernt werden.</text:span></text:p>
      <text:p text:style-name="Standard"><text:span text:style-name="T4">4.1 EINSPEICHERN EIGENER SUDOKUS</text:span></text:p>
      <text:p text:style-name="P15"><text:span text:style-name="T4">(</text:span><text:span text:style-name="T8">Achtung</text:span><text:span text:style-name="T4">: das im Folgenden aufgezeigte Verfahren kann bei Eingabefehlern potentiell zu Datenverlust führen. Keine Garantie auf Vollständigkeit oder Kompatibilität mit zukünftigen Programmversionen.)</text:span></text:p>
      <text:list xml:id="list39128295" text:style-name="L1">
        <text:list-item>
          <text:p text:style-name="P18"><text:span text:style-name="T11">fill(0,[I])</text:span></text:p>
        </text:list-item>
        <text:list-item>
          <text:p text:style-name="P18"><text:span text:style-name="T11">fill(1,[J]) </text:span></text:p>
        </text:list-item>
        <text:list-item>
          <text:p text:style-name="P18"><text:span text:style-name="T11">SUDOEXEC</text:span><text:span text:style-name="T14"> ausführen, im Hauptmenü </text:span><text:span text:style-name="T12">4: RESUME GAME</text:span><text:span text:style-name="T14"> auswählen. <text:tab/>Dann die vorgegebenen Felder des einzuspeichernden Rätsels <text:tab/>einfüllen.</text:span></text:p>
        </text:list-item>
        <text:list-item>
          <text:p text:style-name="P18"><text:span text:style-name="T14">Das Programm wie gewöhnlich beenden.</text:span></text:p>
        </text:list-item>
        <text:list-item>
          <text:p text:style-name="P18"><text:span text:style-name="T13">[nur beim ersten Mal erforderlich]</text:span><text:span text:style-name="T14"> </text:span><text:span text:style-name="T11">{9,9}-&gt;dim([C])</text:span></text:p>
        </text:list-item>
        <text:list-item>
          <text:p text:style-name="P18"><text:span text:style-name="T11">[I]-&gt;[C]</text:span></text:p>
        </text:list-item>
        <text:list-item>
          <text:p text:style-name="P18"><text:span text:style-name="T11">SUDOEXEC</text:span><text:span text:style-name="T14"> erneut ausführen, Spiel fortsetzen (</text:span><text:span text:style-name="T12">4: RESUME <text:tab/>GAME</text:span><text:span text:style-name="T14">). Das Sudoku komplett ausfüllen. Die Korrektheit des <text:tab/>ausgefüllten Rätsels mittels </text:span><text:span text:style-name="T11">SIN</text:span><text:span text:style-name="T14"> verifizieren (!).</text:span></text:p>
        </text:list-item>
        <text:list-item>
          <text:p text:style-name="P18"><text:span text:style-name="T14">Das Programm wie gewöhnlich beenden.</text:span></text:p>
        </text:list-item>
        <text:list-item>
          <text:p text:style-name="P18"><text:span text:style-name="T11">[I]-&gt;[J]</text:span></text:p>
        </text:list-item>
        <text:list-item>
          <text:p text:style-name="P18"><text:span text:style-name="T11">[C]-&gt;[I]</text:span></text:p>
        </text:list-item>
        <text:list-item>
          <text:p text:style-name="P18"><text:span text:style-name="T14">Nun den gewünschten Schwierigkeitsgrad in ʘ ablegen (1: EASY, <text:tab/>2: MEDIUM, 3: HARD, 4: Benutzerdefinierte Spielstände).</text:span></text:p>
        </text:list-item>
        <text:list-item>
          <text:p text:style-name="P18"><text:soft-page-break/><text:span text:style-name="T14">Den gewünschten Speicherslot in R ablegen (1-5).</text:span></text:p>
        </text:list-item>
        <text:list-item>
          <text:p text:style-name="P18"><text:span text:style-name="T11">SUDOSAVE</text:span><text:span text:style-name="T14"> ausführen. Das neue Sudoku ist somit eingespeichert.</text:span></text:p>
        </text:list-item>
        <text:list-item>
          <text:p text:style-name="P18"><text:span text:style-name="T13">[nachdem alle neuen Sudokus eingespeichert wurden]</text:span><text:span text:style-name="T14"> </text:span><text:span text:style-name="T11">SUDOSALL</text:span><text:span text:style-name="T14"> <text:tab/>ausführen. Dies optimiert die Datenbank auf bessere <text:tab/>Geschwindigkeit und fügt spezielle Prüfdaten hinzu.</text:span></text:p>
        </text:list-item>
      </text:list>
      <text:p text:style-name="P15"><text:span text:style-name="T4">Nach diesem Prinzip können bis zu 20 Sudokus fest eingespeichert werden (5 pro Schwierigkeitsgrad). In der Programmversion 0.8 sind 15 davon bereits durch die mitgelieferten Rätsel gefüllt, diese können aber theoretisch auch überschrieben werden. Standardmäßig ungenutzt sind die im Hauptmenü über Save/Load Game erreichbaren Slots (ʘ=4), hier können also nach Herzenslust noch 5 weitere Sudokus abgelegt werden.</text:span></text:p>
      <text:p text:style-name="P16"/>
      <text:p text:style-name="P15"><text:span text:style-name="T4">4.3 WEITERGABE EIGENER SUDOKUS</text:span></text:p>
      <text:p text:style-name="P15"><text:span text:style-name="T4">Die Datenbank wird standardmäßig in den archivierten Matrizen </text:span><text:span text:style-name="T5">[E]</text:span><text:span text:style-name="T4">,</text:span><text:span text:style-name="T5">[F]</text:span><text:span text:style-name="T4">,</text:span><text:span text:style-name="T5">[G]</text:span><text:span text:style-name="T4">,</text:span><text:span text:style-name="T5">[H]</text:span><text:span text:style-name="T4"> abgelegt. Die Daten sind komprimiert und verschlüsselt, zum Ver- und Entpacken einzelner Rätsel sind SUDOSAVE und SUDOLOAD zu verwenden. Zur Weitergabe an andere Taschenrechner ist es aber komplett ausreichend die Matrizen in ihrer archivierten Form zu verschicken. Achtung: [H] sind die Benutzerspielstände.</text:span></text:p>
      <text:p text:style-name="P16"/>
      <text:p text:style-name="P15"><text:span text:style-name="T4">4.3 KOMPATIBILITÄT VERSCHIEDENER PROGRAMMVERSIONEN </text:span></text:p>
      <text:p text:style-name="P15"><text:span text:style-name="T4">Subprogramme die aus unterschiedlichen Programmversionen stammen dürfen nicht zusammen verwendet werden. Die Datenbank ist abwärts- aber nicht zwingend aufwärtskompatibel. </text:span></text:p>
      <text:p text:style-name="P6"/>
      <text:p text:style-name="P3"><text:span text:style-name="T4">5. NUTZUNGSBEDINGUNGEN/DISCLAIMER</text:span></text:p>
      <text:p text:style-name="P9"><text:span text:style-name="T7">(2-clause BSD)</text:span></text:p>
      <text:p text:style-name="P12"><text:span text:style-name="T9">Copyright © 2009, Alexander Gessler. All rights reserved.</text:span></text:p>
      <text:p text:style-name="P13"/>
      <text:p text:style-name="P12"><text:span text:style-name="T9">Redistribution and use of this software in source and binary forms, </text:span></text:p>
      <text:p text:style-name="P12"><text:span text:style-name="T9">with or without modification, are permitted provided that the following </text:span></text:p>
      <text:p text:style-name="P12"><text:span text:style-name="T9">conditions are met:</text:span></text:p>
      <text:p text:style-name="P13"/>
      <text:p text:style-name="P12"><text:span text:style-name="T9">* Redistributions of source code must retain the above</text:span></text:p>
      <text:p text:style-name="P12"><text:span text:style-name="T9"><text:s text:c="2"/>copyright notice, this list of conditions and the</text:span></text:p>
      <text:p text:style-name="P12"><text:span text:style-name="T9"><text:s text:c="2"/>following disclaimer.</text:span></text:p>
      <text:p text:style-name="P12"><text:span text:style-name="T9">* Redistributions in binary form must reproduce the above</text:span></text:p>
      <text:p text:style-name="P12"><text:span text:style-name="T9"><text:s text:c="2"/>copyright notice, this list of conditions and the</text:span></text:p>
      <text:p text:style-name="P12"><text:span text:style-name="T9"><text:s text:c="2"/>following disclaimer in the documentation and/or other</text:span></text:p>
      <text:p text:style-name="P12"><text:span text:style-name="T9"><text:s text:c="2"/>materials provided with the distribution.</text:span></text:p>
      <text:p text:style-name="P13"/>
      <text:p text:style-name="P12"><text:span text:style-name="T9">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INCLUDING NEGLIGENCE OR OTHERWISE) ARISING IN ANY WAY OUT OF THE USE OF THIS SOFTWARE, EVEN IF ADVISED OF THE POSSIBILITY OF SUCH DAMAGE.</text:span></text:p>
      <text:p text:style-name="P17"/>
      <text:p text:style-name="P2"><text:soft-page-brea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1" svg:font-family="'Courier New'" style:font-family-generic="modern" style:font-pitch="fixed"/>
    <style:font-face style:name="Andalus" svg:font-family="Andalus" style:font-pitch="variable"/>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de" fo:country="DE" style:letter-kerning="true" style:font-name-asian="Lucida Sans Unicode"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Kopfzeile_20_Zchn" style:display-name="Kopfzeile Zchn" style:family="text"/>
    <style:style style:name="Fußzeile_20_Zchn" style:display-name="Fußzeile Zchn"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Converted1">
      <style:paragraph-properties style:page-number="auto"/>
    </style:style>
    <style:style style:name="MT1" style:family="text">
      <style:text-properties style:font-name="Courier New" fo:font-size="8pt" fo:font-weight="bold" style:font-size-asian="8pt" style:font-weight-asian="bold" style:font-name-complex="Courier New2" style:font-size-complex="8pt"/>
    </style:style>
    <style:page-layout style:name="Mpm1">
      <style:page-layout-properties fo:page-width="20.999cm" fo:page-height="29.699cm" style:num-format="1" style:print-orientation="portrait" fo:margin-top="1.249cm" fo:margin-bottom="2cm" fo:margin-left="2.499cm" fo:margin-right="1.461cm" style:writing-mode="lr-tb" style:layout-grid-color="#c0c0c0" style:layout-grid-lines="2645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59cm" fo:page-height="27.884cm" style:num-format="1" style:print-orientation="portrait" fo:margin-top="2.54cm" fo:margin-bottom="2.54cm" fo:margin-left="3.175cm" fo:margin-right="3.175cm" style:writing-mode="lr-tb" style:layout-grid-color="#c0c0c0" style:layout-grid-lines="22803"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I Sudoku Handbuch – © 2009 Alexander Gessler </text:span><text:s/><text:tab/><text:tab/><text:tab/><text:page-number text:select-page="current">4</text:page-number></text:p>
        <text:p text:style-name="Header"/>
      </style:head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CG</meta:initial-creator>
    <dc:creator>Alexander Gessler</dc:creator>
    <meta:editing-cycles>164</meta:editing-cycles>
    <meta:print-date>2009-04-27T16:13:00</meta:print-date>
    <meta:creation-date>2009-04-27T13:37:00</meta:creation-date>
    <dc:date>2009-05-05T19:18:12.62</dc:date>
    <meta:editing-duration>PT00H16M59S</meta:editing-duration>
    <meta:generator>OpenOffice.org/3.0$Win32 OpenOffice.org_project/300m15$Build-9379</meta:generator>
    <meta:document-statistic meta:table-count="0" meta:image-count="0" meta:object-count="0" meta:page-count="4" meta:paragraph-count="68" meta:word-count="635" meta:character-count="4759"/>
    <meta:template xlink:type="simple" xlink:actuate="onRequest" xlink:title="Normal.dotm" xlink:href=""/>
  </office:meta>
</office:document-meta>
</file>